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5"/>
          <table:table-cell office:value-type="string" calcext:value-type="string">
            <text:p>heller und dunkler getrennt</text:p>
          </table:table-cell>
          <table:table-cell table:number-columns-repeated="2"/>
          <table:table-cell office:value-type="string" calcext:value-type="string">
            <text:p>heller und dunkler getren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ject</text:p>
          </table:table-cell>
          <table:table-cell office:value-type="string" calcext:value-type="string">
            <text:p>Hitrate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Hitrate1</text:p>
          </table:table-cell>
          <table:table-cell office:value-type="string" calcext:value-type="string">
            <text:p>Hitrate2</text:p>
          </table:table-cell>
          <table:table-cell/>
          <table:table-cell office:value-type="string" calcext:value-type="string">
            <text:p>RT1</text:p>
          </table:table-cell>
          <table:table-cell office:value-type="string" calcext:value-type="string">
            <text:p>RT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982142857142857" calcext:value-type="float">
            <text:p>0.9821428571</text:p>
          </table:table-cell>
          <table:table-cell office:value-type="float" office:value="0.344414006465369" calcext:value-type="float">
            <text:p>0.3444140065</text:p>
          </table:table-cell>
          <table:table-cell/>
          <table:table-cell office:value-type="float" office:value="0.978174603174603" calcext:value-type="float">
            <text:p>0.9781746032</text:p>
          </table:table-cell>
          <table:table-cell office:value-type="float" office:value="0.986111111111111" calcext:value-type="float">
            <text:p>0.9861111111</text:p>
          </table:table-cell>
          <table:table-cell/>
          <table:table-cell office:value-type="float" office:value="0.337322719758054" calcext:value-type="float">
            <text:p>0.3373227198</text:p>
          </table:table-cell>
          <table:table-cell office:value-type="float" office:value="0.351505293172683" calcext:value-type="float">
            <text:p>0.35150529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90626856803327" calcext:value-type="float">
            <text:p>0.9906268568</text:p>
          </table:table-cell>
          <table:table-cell office:value-type="float" office:value="0.354236878356573" calcext:value-type="float">
            <text:p>0.3542368784</text:p>
          </table:table-cell>
          <table:table-cell/>
          <table:table-cell office:value-type="float" office:value="0.985294117647059" calcext:value-type="float">
            <text:p>0.9852941176</text:p>
          </table:table-cell>
          <table:table-cell office:value-type="float" office:value="0.995959595959596" calcext:value-type="float">
            <text:p>0.995959596</text:p>
          </table:table-cell>
          <table:table-cell/>
          <table:table-cell office:value-type="float" office:value="0.367807480851077" calcext:value-type="float">
            <text:p>0.3678074809</text:p>
          </table:table-cell>
          <table:table-cell office:value-type="float" office:value="0.340666275862069" calcext:value-type="float">
            <text:p>0.34066627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904481161134521" calcext:value-type="float">
            <text:p>0.9044811611</text:p>
          </table:table-cell>
          <table:table-cell office:value-type="float" office:value="0.41828204846201" calcext:value-type="float">
            <text:p>0.4182820485</text:p>
          </table:table-cell>
          <table:table-cell/>
          <table:table-cell office:value-type="float" office:value="0.856287425149701" calcext:value-type="float">
            <text:p>0.8562874251</text:p>
          </table:table-cell>
          <table:table-cell office:value-type="float" office:value="0.952674897119342" calcext:value-type="float">
            <text:p>0.9526748971</text:p>
          </table:table-cell>
          <table:table-cell/>
          <table:table-cell office:value-type="float" office:value="0.421512141891902" calcext:value-type="float">
            <text:p>0.4215121419</text:p>
          </table:table-cell>
          <table:table-cell office:value-type="float" office:value="0.415051955032117" calcext:value-type="float">
            <text:p>0.4150519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0.479740735143486" calcext:value-type="float">
            <text:p>0.4797407351</text:p>
          </table:table-cell>
          <table:table-cell office:value-type="float" office:value="0.511235328101153" calcext:value-type="float">
            <text:p>0.5112353281</text:p>
          </table:table-cell>
          <table:table-cell/>
          <table:table-cell office:value-type="float" office:value="0.43811394891945" calcext:value-type="float">
            <text:p>0.4381139489</text:p>
          </table:table-cell>
          <table:table-cell office:value-type="float" office:value="0.521367521367521" calcext:value-type="float">
            <text:p>0.5213675214</text:p>
          </table:table-cell>
          <table:table-cell/>
          <table:table-cell office:value-type="float" office:value="0.527255145161291" calcext:value-type="float">
            <text:p>0.5272551452</text:p>
          </table:table-cell>
          <table:table-cell office:value-type="float" office:value="0.495215511041016" calcext:value-type="float">
            <text:p>0.4952155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80827682758155" calcext:value-type="float">
            <text:p>0.8808276828</text:p>
          </table:table-cell>
          <table:table-cell office:value-type="float" office:value="0.437111631939939" calcext:value-type="float">
            <text:p>0.4371116319</text:p>
          </table:table-cell>
          <table:table-cell/>
          <table:table-cell office:value-type="float" office:value="0.87344398340249" calcext:value-type="float">
            <text:p>0.8734439834</text:p>
          </table:table-cell>
          <table:table-cell office:value-type="float" office:value="0.888211382113821" calcext:value-type="float">
            <text:p>0.8882113821</text:p>
          </table:table-cell>
          <table:table-cell/>
          <table:table-cell office:value-type="float" office:value="0.425486027272735" calcext:value-type="float">
            <text:p>0.4254860273</text:p>
          </table:table-cell>
          <table:table-cell office:value-type="float" office:value="0.448737236607143" calcext:value-type="float">
            <text:p>0.448737236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777700294436696" calcext:value-type="float">
            <text:p>0.7777002944</text:p>
          </table:table-cell>
          <table:table-cell office:value-type="float" office:value="0.519686960259476" calcext:value-type="float">
            <text:p>0.5196869603</text:p>
          </table:table-cell>
          <table:table-cell/>
          <table:table-cell office:value-type="float" office:value="0.740585774058577" calcext:value-type="float">
            <text:p>0.7405857741</text:p>
          </table:table-cell>
          <table:table-cell office:value-type="float" office:value="0.814814814814815" calcext:value-type="float">
            <text:p>0.8148148148</text:p>
          </table:table-cell>
          <table:table-cell/>
          <table:table-cell office:value-type="float" office:value="0.528241610256407" calcext:value-type="float">
            <text:p>0.5282416103</text:p>
          </table:table-cell>
          <table:table-cell office:value-type="float" office:value="0.511132310262546" calcext:value-type="float">
            <text:p>0.51113231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06479409001821" calcext:value-type="float">
            <text:p>0.906479409</text:p>
          </table:table-cell>
          <table:table-cell office:value-type="float" office:value="0.416640080374137" calcext:value-type="float">
            <text:p>0.4166400804</text:p>
          </table:table-cell>
          <table:table-cell/>
          <table:table-cell office:value-type="float" office:value="0.886578449905482" calcext:value-type="float">
            <text:p>0.8865784499</text:p>
          </table:table-cell>
          <table:table-cell office:value-type="float" office:value="0.92638036809816" calcext:value-type="float">
            <text:p>0.9263803681</text:p>
          </table:table-cell>
          <table:table-cell/>
          <table:table-cell office:value-type="float" office:value="0.392735141393435" calcext:value-type="float">
            <text:p>0.3927351414</text:p>
          </table:table-cell>
          <table:table-cell office:value-type="float" office:value="0.440545019354839" calcext:value-type="float">
            <text:p>0.440545019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RIG SUBJ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Hitrate</text:p>
          </table:table-cell>
          <table:table-cell office:value-type="string" calcext:value-type="string">
            <text:p>R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982142857142857" calcext:value-type="float">
            <text:p>0.98</text:p>
          </table:table-cell>
          <table:table-cell table:style-name="ce2" office:value-type="float" office:value="0.344414006465369" calcext:value-type="float">
            <text:p>0.3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0.990626856803327" calcext:value-type="float">
            <text:p>0.99</text:p>
          </table:table-cell>
          <table:table-cell table:style-name="ce2" office:value-type="float" office:value="0.354236878356573" calcext:value-type="float">
            <text:p>0.3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.904481161134521" calcext:value-type="float">
            <text:p>0.90</text:p>
          </table:table-cell>
          <table:table-cell table:style-name="ce2" office:value-type="float" office:value="0.41828204846201" calcext:value-type="float">
            <text:p>0.4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479740735143486" calcext:value-type="float">
            <text:p>0.48</text:p>
          </table:table-cell>
          <table:table-cell table:style-name="ce2" office:value-type="float" office:value="0.511235328101153" calcext:value-type="float">
            <text:p>0.5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880827682758155" calcext:value-type="float">
            <text:p>0.88</text:p>
          </table:table-cell>
          <table:table-cell table:style-name="ce2" office:value-type="float" office:value="0.437111631939939" calcext:value-type="float">
            <text:p>0.4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.777700294436696" calcext:value-type="float">
            <text:p>0.78</text:p>
          </table:table-cell>
          <table:table-cell table:style-name="ce2" office:value-type="float" office:value="0.519686960259476" calcext:value-type="float">
            <text:p>0.52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906479409001821" calcext:value-type="float">
            <text:p>0.91</text:p>
          </table:table-cell>
          <table:table-cell table:style-name="ce2" office:value-type="float" office:value="0.416640080374137" calcext:value-type="float">
            <text:p>0.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style-name="ce2" table:formula="of:=AVERAGE([.C13:.C19])" office:value-type="float" office:value="0.845999856631552" calcext:value-type="float">
            <text:p>0.85</text:p>
          </table:table-cell>
          <table:table-cell table:style-name="ce2" table:formula="of:=AVERAGE([.D13:.D19])" office:value-type="float" office:value="0.428800990565522" calcext:value-type="float">
            <text:p>0.4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d</text:p>
          </table:table-cell>
          <table:table-cell table:style-name="ce2" table:formula="of:=STDEV([.C13:.C19])" office:value-type="float" office:value="0.176329840894893" calcext:value-type="float">
            <text:p>0.18</text:p>
          </table:table-cell>
          <table:table-cell table:style-name="ce2" table:formula="of:=STDEV([.D13:.D19])" office:value-type="float" office:value="0.068391339664818" calcext:value-type="float">
            <text:p>0.0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Kessler</meta:initial-creator>
    <meta:creation-date>2017-05-08T22:02:12.197990162</meta:creation-date>
    <dc:date>2017-05-08T22:23:31.429187365</dc:date>
    <dc:creator>Roman Kessler</dc:creator>
    <meta:editing-duration>PT11M8S</meta:editing-duration>
    <meta:editing-cycles>2</meta:editing-cycles>
    <meta:generator>LibreOffice/5.1.6.2$Linux_X86_64 LibreOffice_project/10m0$Build-2</meta:generator>
    <meta:document-statistic meta:table-count="1" meta:cell-count="96" meta:object-count="0"/>
  </office:meta>
</office:document-meta>
</file>